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1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Dr. Emanuel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a funeral/</text:p>
      <text:p text:style-name="P5">If it lay in my power, not a tear drawn by grief/ would be shed over the remains of this son of our race./ <text:s/>For he lived long and to a noble purpose. <text:s/>God from/ whom we receive the air we breathe and the blood which courses our viens, and quickens and warms our being granted to my vene-/-rable friend <text:span text:style-name="T2">an</text:span><text:span text:style-name="T3"> almost a score of years over the time allot-/-ted to </text:span><text:span text:style-name="T2">His</text:span><text:span text:style-name="T3"> earthly creatures, so that he might teach us all who/ knew him well the heroism of faith. <text:s/>Few more/ </text:span><text:span text:style-name="T2">severely</text:span><text:span text:style-name="T3"> sorely tried than Dr Emanuel, but few more </text:span><text:span text:style-name="T2">firm</text:span><text:span text:style-name="T3"> unshaken,/ more vigorous in grappling with such trials as threatened to/ undermine a belief in the justice of the Supreme./</text:span></text:p>
      <text:p text:style-name="P5"><text:span text:style-name="T3">I did not </text:span><text:span text:style-name="T2">know</text:span><text:span text:style-name="T3"> enjoy the acquaintance of this good Israelite while fortune smiled/ upon his household; while, in the language of the Shemanite/ of </text:span><text:span text:style-name="T2">old</text:span><text:span text:style-name="T3"> the Scriptures, he could say that he looked over his habitation/ and missed nothing, but I saw him often since/ prosperity fled, and clouds of </text:span><text:span text:style-name="T2">domestic</text:span><text:span text:style-name="T3"> affliction</text:span><text:span text:style-name="T2">s</text:span><text:span text:style-name="T3">/ gathered thick round his dwelling-place. <text:s/>I saw/ him then and learnt that he </text:span><text:span text:style-name="T2">gathered</text:span><text:span text:style-name="T3"> derived strength from/ the conviction that as gold is </text:span><text:span text:style-name="T2">purified</text:span><text:span text:style-name="T3"> refined in crucial heat/ so is the human spirit cleansed of its dross by suf-/-fering, and so it is fitted for a higher development,/</text:span></text:p>
      <text:p text:style-name="P5"><text:span text:style-name="T3"/></text:p>
      <text:p text:style-name="P5"><text:span text:style-name="T3">[Page 2]</text:span></text:p>
      <text:p text:style-name="P5"><text:span text:style-name="T3">when freed from the perishable body./</text:span></text:p>
      <text:p text:style-name="P5"><text:span text:style-name="T3">I will seal my lips not to utter a word as to the/ character of my friends' suffering. <text:s/>Too sacred are </text:span><text:span text:style-name="T2">home</text:span><text:span text:style-name="T3"> domestic/ sorrows to be set out to the gaze of strangers, but/ I must point out the source whence the balm was/ procured, that others may seek </text:span><text:span text:style-name="T2">it</text:span><text:span text:style-name="T3"> and find it./ <text:s/>Dr Emanuel </text:span><text:span text:style-name="T2">derived</text:span><text:span text:style-name="T3"> drew a restorative from </text:span><text:soft-page-break/><text:span text:style-name="T3">that religion/ which tells us that not the loftiest in the social/ ladder will always reach up the mountain of the Lord; </text:span><text:span text:style-name="T2">most</text:span><text:span text:style-name="T3"> not/ the most successful will </text:span><text:span text:style-name="T2">gain</text:span><text:span text:style-name="T3"> have earned a seat in God's holy/ temple, but he who is clean of hands and pure/ of heart, who does not lift up his soul to vanity/ nor swear allegiance to falsehood. <text:s/>He will receive/ a blessing from the Eternal, and beneficence from the/ </text:span><text:span text:style-name="T2">His saving</text:span><text:span text:style-name="T3"> only God of salvation. <text:s/></text:span><text:span text:style-name="T2">Therefore</text:span><text:span text:style-name="T3"> Thus impressed my friend/ </text:span><text:span text:style-name="T2">continued pure unstained remained</text:span><text:span text:style-name="T3"> kept </text:span><text:span text:style-name="T2">unsullied</text:span><text:span text:style-name="T3"> therefore unsullied, and rose to the heights where/ a new life begins; a new life born to blissfulness./ <text:s/>He now thanks </text:span><text:span text:style-name="T2">now</text:span><text:span text:style-name="T3"> His Maker for that nature steeled/ in faith, which enabled him to overcome the dif-/-ficulties besetting the path of righteousness he/ had determined to follow to the end. <text:s/>The struggle is over,/ the victory is won, why should the sound of/ </text:span></text:p>
      <text:p text:style-name="P5"><text:span text:style-name="T3"/></text:p>
      <text:p text:style-name="P5"><text:span text:style-name="T3">[Page 3]</text:span></text:p>
      <text:p text:style-name="P5"><text:span text:style-name="T3">weeping disturb this solemn hour, when even/ what is </text:span><text:span text:style-name="T2">perishable</text:span><text:span text:style-name="T3"> destructible is honorably to be laid on/ its final bed? <text:s/>Let rather the glories of Israel's/ King be rehearsed, and praises be given to His faith-/-ful servant./</text:span></text:p>
      <text:p text:style-name="P5"><text:span text:style-name="T3">Yet I turn and rest my eye upon an object </text:span><text:span text:style-name="T2">who</text:span><text:span text:style-name="T3"> that/ has cause </text:span><text:span text:style-name="T2">to</text:span><text:span text:style-name="T3"> deeply to lament, </text:span><text:span text:style-name="T2">who</text:span><text:span text:style-name="T3"> that has every claim to/ our sympathies. <text:s/>My friend's life-companion, she/ who has indeed shared his sorrows and </text:span><text:span text:style-name="T2">bereavements</text:span><text:span text:style-name="T3"> losses, not/ less than his former pleasures and his gains. <text:s/>She who watched/ over the preservation of his health with the indescrib-/-able anxiety that a miser watches over the </text:span><text:span text:style-name="T2">treasures</text:span><text:span text:style-name="T3"> heaps of gold he/ has garnered up. <text:s/>The mother of his numerous family,/ his aged wife, </text:span><text:span text:style-name="T2">feels</text:span><text:span text:style-name="T3"> cannot hold back poignant grief because of/ a death which deprives her of the dearest and </text:span><text:span text:style-name="T2">truest</text:span><text:span text:style-name="T3"> sweetest/ treasure. <text:s/>I may remind her of the circumstance/ that eighty six years is a long continuance here below;/ I may describe to her the half a century, and </text:span><text:span text:style-name="T2">even a</text:span><text:span text:style-name="T3"> more </text:span><text:span text:style-name="T2">longer</text:span><text:span text:style-name="T3">/ </text:span><text:span text:style-name="T2">period</text:span><text:span text:style-name="T3"> of connubial love, </text:span><text:span text:style-name="T2">enjoyed which is</text:span><text:span text:style-name="T3"> not given to/ all to </text:span><text:span text:style-name="T2">ey</text:span><text:span text:style-name="T3"> enjoy, I may show the respect paid to the/ memory of her sainted husband; picture the reward set apart/ for the good and thus endeavour to soothe her pains. <text:s/>Her </text:span><text:span text:style-name="T2">her</text:span><text:span text:style-name="T3"> mind </text:span><text:span text:style-name="T2">will</text:span><text:span text:style-name="T3"> would appreciate my utterances,/</text:span></text:p>
      <text:p text:style-name="P5"><text:span text:style-name="T3"/></text:p>
      <text:p text:style-name="P5"><text:span text:style-name="T3">[Page 4]</text:span></text:p>
      <text:p text:style-name="P5"><text:span text:style-name="T3">but the heart </text:span><text:span text:style-name="T2">will not be</text:span><text:span text:style-name="T3"> still refuse consolation. <text:s/>I shall not/ attempt to check the instincts of our </text:span><text:span text:style-name="T2">best</text:span><text:span text:style-name="T3"> sensitive nature./ <text:s/>The Sages who understood it perfectly, recommended/ not to try to force a forgetfulness of one's bereave-/-ment, when the dead lie enshrouded before the/ survivors. <text:s/>Weep and sigh thou then you that have been left/ desolate, and may the vent given to </text:span><text:span text:style-name="T2">you</text:span><text:span text:style-name="T3"> pent up </text:span><text:span text:style-name="T2">grief</text:span><text:span text:style-name="T3"> sorrow/ bring now relief as your faith will prove your stay till you join the beloved one that has preceded you to the land of spirits. <text:s/>But I must improve the melancholy/ event by delivering my charge to your </text:span><text:span text:style-name="T2">children</text:span><text:span text:style-name="T3"> offspring,/ <text:s/></text:span><text:span text:style-name="T2">sons and daughters</text:span><text:span text:style-name="T3"> children of Dr Emanuel. <text:s/>The God of Sinai/ who, on </text:span><text:span text:style-name="T2">delivering</text:span><text:span text:style-name="T3"> enunciating His Decalogue, </text:span><text:span text:style-name="T2">attached</text:span><text:span text:style-name="T3"> connected a reward/ only </text:span><text:span text:style-name="T2">to</text:span><text:span text:style-name="T3"> with the fifth commandment, bids me to say that/ length of days and happiness await your future/ conduct. <text:s/>The past </text:span><text:span text:style-name="T2">is</text:span><text:span text:style-name="T3"> will be buried with the sorely tried/ being soon to be taken to yonder </text:span><text:span text:style-name="T2">cemetery grave</text:span><text:span text:style-name="T3"> cemetery. <text:s/>The merits/ of the departed will atone for all filial shortcomings,/ and the continuance on the resuming of unswerving dutifulness/ towards a widowed mother, will open to you the/ gates of divine favor and prosperity./</text:span></text:p>
      <text:p text:style-name="P5"><text:span text:style-name="T3">(Here follows an earnest exhortation)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9T13:26:05.80</meta:creation-date>
    <dc:date>2012-10-09T13:45:20.92</dc:date>
    <dc:creator>Penn Libraries</dc:creator>
    <meta:editing-duration>PT00H00M1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1046" meta:character-count="6305"/>
  </office:meta>
</office:document-meta>
</file>